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tyle="italic" style:font-style-asian="italic" style:font-style-complex="italic"/>
    </style:style>
    <style:style style:name="ce10" style:family="table-cell" style:parent-style-name="Default">
      <style:table-cell-properties fo:background-color="#9d85be"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outing</text:p>
          </table:table-cell>
          <table:table-cell table:style-name="ce1" office:value-type="string" calcext:value-type="string">
            <text:p>Calculation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rapezoid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hombus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rellelogram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Triangle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xagon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ircle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oceles Triangle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Quad (Class, not real shape)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Rectangle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quilateral Triangle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Pentagram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Square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ptagon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ntagon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ctagon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cagon</text:p>
          </table:table-cell>
          <table:table-cell table:number-columns-repeated="4" table:style-name="ce4" office:value-type="string" calcext:value-type="string">
            <text:p>✓ </text:p>
          </table:table-cell>
          <table:table-cell table:style-name="ce5" office:value-type="string" calcext:value-type="string">
            <text:p>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onagon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Deodecagon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Kite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Hexagram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Hendecagon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Icosagon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Heptagram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Decagram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Octagram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Hexadecagon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Sphere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Cube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Cylinder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Cone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Tetrahedron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Cuboi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Triangular Prism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Dodecahedron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Square Pyrami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Torus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Icosahedron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Octahedron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Ellipsoi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Hexagonal Prism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Pentagoal Prism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Hexagonal Pyrami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Pentagonal Pyrami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Octagonal Prism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5" table:number-columns-repeated="3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12:12:19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8:34:54.736000000</meta:creation-date>
    <dc:date>2018-08-13T13:44:08.086000000</dc:date>
    <meta:editing-duration>PT3H48M22S</meta:editing-duration>
    <meta:editing-cycles>10</meta:editing-cycles>
    <meta:generator>LibreOffice/6.0.5.2$Windows_X86_64 LibreOffice_project/54c8cbb85f300ac59db32fe8a675ff7683cd5a16</meta:generator>
    <meta:document-statistic meta:table-count="1" meta:cell-count="180" meta:object-count="0"/>
  </office:meta>
</office:document-meta>
</file>